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5-01-0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4-01-0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3-01-0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2-01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1-01-06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20-01-0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19-01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0152" calcext:value-type="float">
            <text:p>113.2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18-01-0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17-01-03 22:0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28101005901</text:p>
          </table:table-cell>
          <table:table-cell office:value-type="string" calcext:value-type="string">
            <text:p>2016-01-05 22:5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